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</text:p>
      <text:p text:style-name="P1">MongoDB package contains 5 packages inside</text:p>
      <text:p text:style-name="P1"/>
      <text:p text:style-name="P1"><text:span text:style-name="Teletype">mongod</text:span> is the primary daemon process for the MongoDB system. It handles data requests, manages data format, and performs background management operations.</text:p>
      <text:p text:style-name="P1"/>
      <text:list xml:id="list566488948" text:style-name="L1">
        <text:list-item>
          <text:p text:style-name="P2"><text:span text:style-name="T2">MongoDB-org</text:span> : This package installs the other 4 Packages mentioned below.</text:p>
        </text:list-item>
      </text:list>
      <text:p text:style-name="P1"><text:tab/>This package includes Control Scripts , which are simple shell scripts located in /etc/rc.d or /etc/init.d and used to start and stop deamons at system start up.</text:p>
      <text:p text:style-name="P1"/>
      <text:list xml:id="list2061794418" text:continue-numbering="true" text:style-name="L1">
        <text:list-item>
          <text:p text:style-name="P2"><text:span text:style-name="T2">MongoDB-org-server</text:span> : This package contains the main process of MongoDB i.e <text:span text:style-name="T2">mongod </text:span>,configuaration files and init scripts which required to start MongoDB-server.</text:p>
        </text:list-item>
      </text:list>
      <text:p text:style-name="P1"/>
      <text:list xml:id="list1327237725" text:continue-numbering="true" text:style-name="L1">
        <text:list-item>
          <text:p text:style-name="P2"><text:span text:style-name="T2">MongoDB-org </text:span>: This package contains the deamon <text:span text:style-name="T2">mongos </text:span>i.e Mongo Shard is routing service for MongoDB Shard configuarations, the process queries from application layer and determines location of data in order to complete operations.</text:p>
        </text:list-item>
      </text:list>
      <text:p text:style-name="P1"/>
      <text:list xml:id="list2010198132" text:continue-numbering="true" text:style-name="L1">
        <text:list-item>
          <text:p text:style-name="P2"><text:span text:style-name="T2">MongoDB-org-shell</text:span> : This package contains mongo shell. Mongo shell is interactive javascript shell which provides powerful interface for System Administrator , Developers to complete operations on Database.</text:p>
        </text:list-item>
      </text:list>
      <text:p text:style-name="P1"/>
      <text:list xml:id="list787629573" text:continue-numbering="true" text:style-name="L1">
        <text:list-item>
          <text:p text:style-name="P2"><text:span text:style-name="T2">MongoDb-org-tools</text:span> : <text:s/>This package contains different tools like</text:p>
        </text:list-item>
      </text:list>
      <text:p text:style-name="Standard"><text:span text:style-name="T1"><text:tab/></text:span><text:span text:style-name="T2">mongoimport</text:span><text:span text:style-name="T1"> tool which provides a route to import from JSON,CSV or TSV </text:span>export created <text:tab/>by <text:s/><text:span text:style-name="T2">mongoexport</text:span>.</text:p>
      <text:p text:style-name="Standard"/>
      <text:p text:style-name="Standard"/>
      <text:p text:style-name="Standard">The Ubuntu package management tools <text:s/>ensure package consistency and authenticity by requiring that distributors sign packages with GPG keys. Issue following command to import key</text:p>
      <text:p text:style-name="Standard"/>
      <text:p text:style-name="Preformatted_20_Text">sudo apt-key adv --keyserver hkp://keyserver.ubuntu.com:80 --recv 7F0CEB10</text:p>
      <text:p text:style-name="Preformatted_20_Text"/>
      <text:p text:style-name="Preformatted_20_Text"/>
      <text:p text:style-name="P4"/>
      <text:p text:style-name="P4">List the sources to download the MongoDB . </text:p>
      <text:p text:style-name="P4">echo 'deb http://downloads-distro.mongodb.org/repo/ubuntu-upstart dist 10gen' | sudo tee /etc/apt/sources.list.d/mongodb.list</text:p>
      <text:p text:style-name="P4"/>
      <text:p text:style-name="P4">Update the local package databse </text:p>
      <text:p text:style-name="P4">sudo apt-get update</text:p>
      <text:p text:style-name="P4">Now System is ready to download and install MongoDB</text:p>
      <text:p text:style-name="P4">sudo apt-get install mongodb-org</text:p>
      <text:p text:style-name="P4">the above command installs the current stable version of MongoDB.</text:p>
      <text:p text:style-name="P4">For Specific version installation use following command</text:p>
      <text:p text:style-name="P4">sudo apt-get install mongodb-org=2.6.1 mongodb-org-server=2.6.1 </text:p>
      <text:p text:style-name="Preformatted_20_Text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WenQuanYi Micro Hei1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6:04:00</meta:creation-date>
    <dc:date>2014-07-10T12:57:45</dc:date>
    <meta:editing-duration>PT7H4M12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2" meta:paragraph-count="21" meta:word-count="273" meta:character-count="1956" meta:non-whitespace-character-count="1702"/>
  </office:meta>
</office:document-meta>
</file>